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2000002085ACE98F3.png"/>
  <manifest:file-entry manifest:media-type="image/png" manifest:full-path="Pictures/100000000000025A00000160B03B26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39cm" fo:margin-left="-0.016cm" fo:margin-right="-0.023cm" table:align="margins"/>
    </style:style>
    <style:style style:name="Tabelle1.A" style:family="table-column">
      <style:table-column-properties style:column-width="17.039cm" style:rel-column-width="9660*"/>
    </style:style>
    <style:style style:name="Tabelle1.A1" style:family="table-cell">
      <style:table-cell-properties fo:padding="0cm" fo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Table_20_Contents"><draw:frame draw:style-name="fr1" draw:name="Grafik1" text:anchor-type="paragraph" svg:width="15.928cm" svg:height="9.313cm" draw:z-index="0"><draw:image xlink:href="Pictures/100000000000025A00000160B03B261F.png" xlink:type="simple" xlink:show="embed" xlink:actuate="onLoad"/></draw:frame></text:p>
          </table:table-cell>
        </table:table-row>
        <table:table-row>
          <table:table-cell table:style-name="Tabelle1.A1" office:value-type="string">
            <text:p text:style-name="Table_20_Contents"><draw:frame draw:style-name="fr1" draw:name="Grafik2" text:anchor-type="paragraph" svg:width="13.176cm" svg:height="13.758cm" draw:z-index="1"><draw:image xlink:href="Pictures/10000000000001F2000002085ACE98F3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Staimer</meta:initial-creator>
    <meta:creation-date>2021-12-05T18:50:07.05</meta:creation-date>
    <meta:printed-by>Martin Staimer</meta:printed-by>
    <meta:print-date>2021-12-05T18:53:00.51</meta:print-date>
    <meta:document-statistic meta:table-count="1" meta:image-count="2" meta:object-count="0" meta:page-count="1" meta:paragraph-count="0" meta:word-count="0" meta:character-count="0"/>
    <dc:date>2021-12-05T18:54:04.45</dc:date>
    <dc:creator>Martin Staimer</dc:creator>
    <meta:editing-duration>PT3M57S</meta:editing-duration>
    <meta:editing-cycles>1</meta:editing-cycles>
    <meta:generator>OpenOffice/4.1.10$Win32 OpenOffice.org_project/4110m2$Build-9807</meta:generator>
  </office:meta>
</office:document-meta>
</file>